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Fedra Sans Alt Pro Light TF" svg:font-family="'Fedra Sans Alt Pro Light T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41.2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Fedra Sans Alt Pro Light TF" fo:language="ru" fo:country="RU" fo:font-weight="bold" style:font-name-asian="Calibri1" style:language-asian="ar" style:country-asian="SA" style:font-weight-asian="bold" style:font-name-complex="Fedra Sans Alt Pro Light TF" style:language-complex="none" style:country-complex="none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end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99pt solid #000000" fo:border-right="0.99pt solid #000000" fo:border-top="none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end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0.99pt solid #000000" fo:border-top="none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edra Sans Alt Pro Light TF" fo:language="ru" fo:country="RU" fo:font-weight="bold" style:font-name-asian="Calibri1" style:language-asian="ar" style:country-asian="SA" style:font-weight-asian="bold" style:font-name-complex="Fedra Sans Alt Pro Light TF" style:font-weight-complex="bold"/>
    </style:style>
    <style:style style:name="ce13" style:family="table-cell" style:parent-style-name="Default">
      <style:table-cell-properties fo:border-bottom="0.06pt solid #000000" fo:border-left="none" fo:border-right="0.99pt solid #000000" fo:border-top="0.99pt solid #000000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end"/>
      <style:text-properties fo:color="#000000" style:text-outline="false" style:text-line-through-style="none" style:text-line-through-type="none" style:font-name="Fedra Sans Alt Pro Light T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sk 2" table:style-name="ta1">
        <table:shapes>
          <draw:frame draw:z-index="0" draw:style-name="gr1" draw:text-style-name="P1" svg:width="471.17pt" svg:height="265.07pt" svg:x="469.93pt" svg:y="449.52pt">
            <draw:object draw:notify-on-update-of-ranges="'Task 2'.A16:'Task 2'.A23 'Task 2'.B16:'Task 2'.B23 'Task 2'.C16:'Task 2'.C23 'Task 2'.D16:'Task 2'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3" table:number-rows-spanned="1">
            <text:p>По состоянию на январь 2018 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Количество абонентов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Есть антивирус</text:p>
          </table:table-cell>
          <table:table-cell table:style-name="ce7" office:value-type="string" calcext:value-type="string">
            <text:p>Есть мультирум</text:p>
          </table:table-cell>
          <table:table-cell table:style-name="ce7" office:value-type="string" calcext:value-type="string">
            <text:p>Есть ТВ-пакет</text:p>
          </table:table-cell>
          <table:table-cell table:style-name="ce13" office:value-type="string" calcext:value-type="string">
            <text:p>Всего абонентов </text:p>
            <text:p>было активно </text:p>
            <text:p>В январе 2018</text:p>
          </table:table-cell>
          <table:table-cell table:style-name="ce13" office:value-type="string" calcext:value-type="string">
            <text:p>Активно абонентов</text:p>
            <text:p>Через 12 месяцев</text:p>
          </table:table-cell>
          <table:table-cell table:style-name="ce13" office:value-type="string" calcext:value-type="string">
            <text:p>В оттоке </text:p>
            <text:p>абонентов через</text:p>
            <text:p>12 месяцев</text:p>
          </table:table-cell>
          <table:table-cell office:value-type="string" calcext:value-type="string">
            <text:p>Доля абонентов оттока </text:p>
            <text:p>через 12 месяцев каждого </text:p>
            <text:p>Сегмента</text:p>
            <text:p/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office:value-type="float" office:value="3600" calcext:value-type="float">
            <text:p>3600</text:p>
          </table:table-cell>
          <table:table-cell table:style-name="ce14" office:value-type="float" office:value="400" calcext:value-type="float">
            <text:p>400</text:p>
          </table:table-cell>
          <table:table-cell table:formula="of:=ROUND([.$F4]/[.$D4];3)" office:value-type="float" office:value="0.1" calcext:value-type="float">
            <text:p>0.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700" calcext:value-type="float">
            <text:p>1700</text:p>
          </table:table-cell>
          <table:table-cell table:style-name="ce14" office:value-type="float" office:value="300" calcext:value-type="float">
            <text:p>300</text:p>
          </table:table-cell>
          <table:table-cell table:formula="of:=ROUND([.$F5]/[.$D5];3)" office:value-type="float" office:value="0.15" calcext:value-type="float">
            <text:p>0.15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9000" calcext:value-type="float">
            <text:p>9000</text:p>
          </table:table-cell>
          <table:table-cell table:style-name="ce14" office:value-type="float" office:value="3000" calcext:value-type="float">
            <text:p>3000</text:p>
          </table:table-cell>
          <table:table-cell table:formula="of:=ROUND([.$F6]/[.$D6];3)" office:value-type="float" office:value="0.25" calcext:value-type="float">
            <text:p>0.25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7400" calcext:value-type="float">
            <text:p>7400</text:p>
          </table:table-cell>
          <table:table-cell table:style-name="ce14" office:value-type="float" office:value="2600" calcext:value-type="float">
            <text:p>2600</text:p>
          </table:table-cell>
          <table:table-cell table:formula="of:=ROUND([.$F7]/[.$D7];3)" office:value-type="float" office:value="0.26" calcext:value-type="float">
            <text:p>0.26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40000" calcext:value-type="float">
            <text:p>40000</text:p>
          </table:table-cell>
          <table:table-cell table:style-name="ce14" office:value-type="float" office:value="34000" calcext:value-type="float">
            <text:p>34000</text:p>
          </table:table-cell>
          <table:table-cell table:style-name="ce14" office:value-type="float" office:value="6000" calcext:value-type="float">
            <text:p>6000</text:p>
          </table:table-cell>
          <table:table-cell table:formula="of:=ROUND([.$F8]/[.$D8];3)" office:value-type="float" office:value="0.15" calcext:value-type="float">
            <text:p>0.15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30000" calcext:value-type="float">
            <text:p>30000</text:p>
          </table:table-cell>
          <table:table-cell table:style-name="ce14" office:value-type="float" office:value="25000" calcext:value-type="float">
            <text:p>25000</text:p>
          </table:table-cell>
          <table:table-cell table:style-name="ce14" office:value-type="float" office:value="5000" calcext:value-type="float">
            <text:p>5000</text:p>
          </table:table-cell>
          <table:table-cell table:formula="of:=ROUND([.$F9]/[.$D9];3)" office:value-type="float" office:value="0.167" calcext:value-type="float">
            <text:p>0.167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200000" calcext:value-type="float">
            <text:p>200000</text:p>
          </table:table-cell>
          <table:table-cell table:style-name="ce14" office:value-type="float" office:value="140000" calcext:value-type="float">
            <text:p>140000</text:p>
          </table:table-cell>
          <table:table-cell table:style-name="ce14" office:value-type="float" office:value="60000" calcext:value-type="float">
            <text:p>60000</text:p>
          </table:table-cell>
          <table:table-cell table:formula="of:=ROUND([.$F10]/[.$D10];3)" office:value-type="float" office:value="0.3" calcext:value-type="float">
            <text:p>0.3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320000" calcext:value-type="float">
            <text:p>320000</text:p>
          </table:table-cell>
          <table:table-cell table:style-name="ce14" office:value-type="float" office:value="200000" calcext:value-type="float">
            <text:p>200000</text:p>
          </table:table-cell>
          <table:table-cell table:style-name="ce14" office:value-type="float" office:value="120000" calcext:value-type="float">
            <text:p>120000</text:p>
          </table:table-cell>
          <table:table-cell table:formula="of:=ROUND([.$F11]/[.$D11];3)" office:value-type="float" office:value="0.375" calcext:value-type="float">
            <text:p>0.375</text:p>
          </table:table-cell>
        </table:table-row>
        <table:table-row table:style-name="ro3">
          <table:table-cell table:style-name="ce6" office:value-type="string" calcext:value-type="string">
            <text:p>Общий итог</text:p>
          </table:table-cell>
          <table:table-cell table:style-name="ce9"/>
          <table:table-cell table:style-name="ce10" office:value-type="string" calcext:value-type="string">
            <text:p> </text:p>
          </table:table-cell>
          <table:table-cell table:style-name="ce8" office:value-type="float" office:value="618000" calcext:value-type="float">
            <text:p>618000</text:p>
          </table:table-cell>
          <table:table-cell table:style-name="ce8" office:value-type="float" office:value="420700" calcext:value-type="float">
            <text:p>420700</text:p>
          </table:table-cell>
          <table:table-cell table:style-name="ce8" office:value-type="float" office:value="197300" calcext:value-type="float">
            <text:p>197300</text:p>
          </table:table-cell>
          <table:table-cell table:formula="of:=ROUND([.$F12]/[.$D12];3)" office:value-type="float" office:value="0.319" calcext:value-type="float">
            <text:p>0.31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x3</text:p>
          </table:table-cell>
          <table:table-cell table:style-name="ce15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formula="of:=[.G4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[.G5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[.G6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formula="of:=[.G7]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formula="of:=[.G8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[.G9]" office:value-type="float" office:value="0.167" calcext:value-type="float">
            <text:p>0.167</text:p>
          </table:table-cell>
          <table:table-cell table:number-columns-repeated="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[.G10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formula="of:=[.G11]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Матрица корреляции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lation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/>
          <table:table-cell office:value-type="string" calcext:value-type="string">
            <text:p>Объясняемые переменные x1,x2,x3 независимы между собой → Мультиколлинеарность отсутствует.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formula="of:=CORREL([$'Task 2'.$A$16:$'Task 2'.$A$23]; [$'Task 2'.$A$16:$'Task 2'.$A$2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</text:p>
          </table:table-cell>
          <table:table-cell table:formula="of:=CORREL([$'Task 2'.$A$16:$'Task 2'.$A$23]; [$'Task 2'.$B$16:$'Task 2'.$B$23])" office:value-type="float" office:value="0" calcext:value-type="float">
            <text:p>0</text:p>
          </table:table-cell>
          <table:table-cell table:formula="of:=CORREL([$'Task 2'.$B$16:$'Task 2'.$B$23]; [$'Task 2'.$B$16:$'Task 2'.$B$23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2 наиболее влияемый параметр на при удержании клиента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formula="of:=CORREL([$'Task 2'.$A$16:$'Task 2'.$A$23]; [$'Task 2'.$C$16:$'Task 2'.$C$23])" office:value-type="float" office:value="0" calcext:value-type="float">
            <text:p>0</text:p>
          </table:table-cell>
          <table:table-cell table:formula="of:=CORREL([$'Task 2'.$B$16:$'Task 2'.$B$23]; [$'Task 2'.$C$16:$'Task 2'.$C$23])" office:value-type="float" office:value="0" calcext:value-type="float">
            <text:p>0</text:p>
          </table:table-cell>
          <table:table-cell table:formula="of:=CORREL([$'Task 2'.$C$16:$'Task 2'.$C$23]; [$'Task 2'.$C$16:$'Task 2'.$C$2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formula="of:=CORREL([$'Task 2'.$A$16:$'Task 2'.$A$23]; [$'Task 2'.$D$16:$'Task 2'.$D$23])" office:value-type="float" office:value="-0.335069846284318" calcext:value-type="float">
            <text:p>-0.335069846284318</text:p>
          </table:table-cell>
          <table:table-cell table:style-name="ce11" table:formula="of:=CORREL([$'Task 2'.$B$16:$'Task 2'.$B$23]; [$'Task 2'.$D$16:$'Task 2'.$D$23])" office:value-type="float" office:value="-0.89255674570564" calcext:value-type="float">
            <text:p>-0.89255674570564</text:p>
          </table:table-cell>
          <table:table-cell table:formula="of:=CORREL([$'Task 2'.$C$16:$'Task 2'.$C$23]; [$'Task 2'.$D$16:$'Task 2'.$D$23])" office:value-type="float" office:value="-0.219528519979381" calcext:value-type="float">
            <text:p>-0.219528519979381</text:p>
          </table:table-cell>
          <table:table-cell table:formula="of:=CORREL([$'Task 2'.$D$16:$'Task 2'.$D$23]; [$'Task 2'.$D$16:$'Task 2'.$D$23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остроим модель множественной регрессии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D$16:.$D$23] ; [.$A$16:.$A$23])" office:value-type="float" office:value="0.112271801888996" calcext:value-type="float">
            <text:p>0.112271801888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D$16:.$D$23] ; [.$A$16:.$A$23])" office:value-type="float" office:value="0.0941612092813879" calcext:value-type="float">
            <text:p>0.0941612092813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D$16:.$D$23] ; [.$A$16:.$A$23])" office:value-type="float" office:value="-0.058" calcext:value-type="float">
            <text:p>-0.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D$16:.$D$23] ; [.$A$16:.$A$23])" office:value-type="float" office:value="0.248" calcext:value-type="float">
            <text:p>0.24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formula="of:=INDEX([.$A$16:.$A$23]; 1; 1)" office:value-type="float" office:value="1" calcext:value-type="float">
            <text:p>1</text:p>
          </table:table-cell>
          <table:table-cell table:formula="of:=[.$B$40] * [.$A$43] + [.$B$41]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formula="of:=INDEX([.$A$16:.$A$23]; 2; 1)" office:value-type="float" office:value="1" calcext:value-type="float">
            <text:p>1</text:p>
          </table:table-cell>
          <table:table-cell table:formula="of:=[.$B$40] * [.$A$44] + [.$B$41]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formula="of:=INDEX([.$A$16:.$A$23]; 3; 1)" office:value-type="float" office:value="1" calcext:value-type="float">
            <text:p>1</text:p>
          </table:table-cell>
          <table:table-cell table:formula="of:=[.$B$40] * [.$A$45] + [.$B$41]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formula="of:=INDEX([.$A$16:.$A$23]; 4; 1)" office:value-type="float" office:value="1" calcext:value-type="float">
            <text:p>1</text:p>
          </table:table-cell>
          <table:table-cell table:formula="of:=[.$B$40] * [.$A$46] + [.$B$41]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formula="of:=INDEX([.$A$16:.$A$23]; 5; 1)" office:value-type="float" office:value="0" calcext:value-type="float">
            <text:p>0</text:p>
          </table:table-cell>
          <table:table-cell table:formula="of:=[.$B$40] * [.$A$47] + [.$B$41]" office:value-type="float" office:value="0.248" calcext:value-type="float">
            <text:p>0.248</text:p>
          </table:table-cell>
          <table:table-cell table:number-columns-repeated="5"/>
        </table:table-row>
        <table:table-row table:style-name="ro1">
          <table:table-cell table:formula="of:=INDEX([.$A$16:.$A$23]; 6; 1)" office:value-type="float" office:value="0" calcext:value-type="float">
            <text:p>0</text:p>
          </table:table-cell>
          <table:table-cell table:formula="of:=[.$B$40] * [.$A$48] + [.$B$41]" office:value-type="float" office:value="0.248" calcext:value-type="float">
            <text:p>0.248</text:p>
          </table:table-cell>
          <table:table-cell table:number-columns-repeated="5"/>
        </table:table-row>
        <table:table-row table:style-name="ro1">
          <table:table-cell table:formula="of:=INDEX([.$A$16:.$A$23]; 7; 1)" office:value-type="float" office:value="0" calcext:value-type="float">
            <text:p>0</text:p>
          </table:table-cell>
          <table:table-cell table:formula="of:=[.$B$40] * [.$A$49] + [.$B$41]" office:value-type="float" office:value="0.248" calcext:value-type="float">
            <text:p>0.248</text:p>
          </table:table-cell>
          <table:table-cell table:number-columns-repeated="5"/>
        </table:table-row>
        <table:table-row table:style-name="ro1">
          <table:table-cell table:formula="of:=INDEX([.$A$16:.$A$23]; 8; 1)" office:value-type="float" office:value="0" calcext:value-type="float">
            <text:p>0</text:p>
          </table:table-cell>
          <table:table-cell table:formula="of:=[.$B$40] * [.$A$50] + [.$B$41]" office:value-type="float" office:value="0.248" calcext:value-type="float">
            <text:p>0.2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Fedra Sans Alt Pro Light TF" svg:font-family="'Fedra Sans Alt Pro Light T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22:15:30.282889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0:02:31.588744443</meta:creation-date>
    <meta:editing-duration>PT13H47M1S</meta:editing-duration>
    <meta:editing-cycles>5</meta:editing-cycles>
    <meta:generator>LibreOffice/6.0.7.3$Linux_X86_64 LibreOffice_project/00m0$Build-3</meta:generator>
    <dc:date>2020-03-09T22:15:55.233196244</dc:date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23cm" svg:height="9.352cm" xlink:href=".." xlink:type="simple" chart:class="chart:bar" chart:style-name="ch1">
        <chart:legend svg:x="13.441cm" svg:y="1.965cm" style:legend-expansion="custom" chartooo:width="3.181cm" chartooo:height="3.572cm" style:legend-expansion-aspect-ratio="0.89053751399776" chart:style-name="ch2"/>
        <chart:plot-area chart:style-name="ch3" table:cell-range-address="'Task 2'.A16:'Task 2'.D23" svg:x="0.189cm" svg:y="0.279cm" svg:width="14.943cm" svg:height="7.992cm">
          <chartooo:coordinate-region svg:x="0.916cm" svg:y="0.479cm" svg:width="14.216cm" svg:height="7.145cm"/>
          <chart:axis chart:dimension="x" chart:name="primary-x" chart:style-name="ch4">
            <chart:title svg:x="6.267cm" svg:y="8.458cm" chart:style-name="ch5">
              <text:p>Сегмент клиентов</text:p>
            </chart:title>
          </chart:axis>
          <chart:axis chart:dimension="y" chart:name="primary-y" chart:style-name="ch6">
            <chart:title svg:x="0cm" svg:y="5.219cm" chart:style-name="ch7">
              <text:p>Доля оттока</text:p>
            </chart:title>
            <chart:grid chart:style-name="ch8" chart:class="major"/>
          </chart:axis>
          <chart:series chart:style-name="ch9" chart:values-cell-range-address="'Task 2'.A16:'Task 2'.A23" chart:class="chart:bar">
            <chart:data-point chart:repeated="8"/>
          </chart:series>
          <chart:series chart:style-name="ch10" chart:values-cell-range-address="'Task 2'.B16:'Task 2'.B23" chart:class="chart:bar">
            <chart:data-point chart:repeated="8"/>
          </chart:series>
          <chart:series chart:style-name="ch11" chart:values-cell-range-address="'Task 2'.C16:'Task 2'.C23" chart:class="chart:bar">
            <chart:data-point chart:repeated="8"/>
          </chart:series>
          <chart:series chart:style-name="ch12" chart:values-cell-range-address="'Task 2'.D16:'Task 2'.D2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sk 2'.A16:'Task 2'.A23</svg:desc>
                </draw:g>
              </table:table-cell>
              <table:table-cell office:value-type="float" office:value="1">
                <text:p>1</text:p>
                <draw:g>
                  <svg:desc>'Task 2'.B16:'Task 2'.B23</svg:desc>
                </draw:g>
              </table:table-cell>
              <table:table-cell office:value-type="float" office:value="1">
                <text:p>1</text:p>
                <draw:g>
                  <svg:desc>'Task 2'.C16:'Task 2'.C23</svg:desc>
                </draw:g>
              </table:table-cell>
              <table:table-cell office:value-type="float" office:value="0.1">
                <text:p>0.1</text:p>
                <draw:g>
                  <svg:desc>'Task 2'.D16:'Task 2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